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Object_1/content.xml"/>
  <manifest:file-entry manifest:media-type="text/xml" manifest:full-path="Object_1/styles.xml"/>
  <manifest:file-entry manifest:media-type="text/xml" manifest:full-path="styles.xml"/>
  <manifest:file-entry manifest:media-type="application/vnd.oasis.opendocument.chart" manifest:full-path="Object_1/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automatic-styles>
    <style:style style:name="P1" style:family="paragraph">
      <style:paragraph-properties style:master-page-name="Standard1"/>
      <style:text-properties fo:color="#000000" fo:font-family="Sans Serif" fo:font-size="12.000000000000000pt"/>
    </style:style>
    <style:style style:name="gr1" style:family="graphic">
      <style:graphic-properties draw:fill="solid" draw:fill-color="#ffffff" draw:stroke="solid" draw:stroke-linejoin="miter" fo:margin="1pt" style:horizontal-pos="from-left" style:horizontal-rel="page" style:vertical-pos="from-top" style:vertical-rel="page" style:wrap="biggest" svg:stroke-color="#000000" svg:stroke-opacity="1" svg:stroke-width="0.000000000000000pt"/>
    </style:style>
  </office:automatic-styles>
  <office:body>
    <office:text>
      <text:tracked-changes/>
      <text:page-sequence>
        <text:page text:master-page-name="Standard1"/>
      </text:page-sequence>
      <draw:frame draw:style-name="gr1" draw:id="shape1" draw:name="ChartShape" svg:width="226.77204640000pt" svg:height="141.73252900000pt" svg:x="57.0048pt" svg:y="42.0095pt" draw:z-index="1" text:anchor-page-number="1" text:anchor-type="page">
        <draw:object xlink:type="simple" xlink:show="embed" xlink:actuate="onLoad" xlink:href="./Object_1"/>
      </draw:frame>
      <text:p text:style-name="P1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styles>
    <style:default-style style:family="paragraph">
      <style:paragraph-properties fo:padding-top="0.000000000000000pt"/>
    </style:default-style>
    <style:style style:name="Standard" style:display-name="Standard" style:family="paragraph">
      <style:paragraph-properties fo:padding-top="0.000000000000000pt"/>
      <style:text-properties fo:font-size="12.000000000000000pt"/>
    </style:style>
    <style:style style:name="Document_20Title" style:display-name="Document Title" style:family="paragraph" style:next-style-name="Standard">
      <style:paragraph-properties fo:padding-top="0.000000000000000pt" fo:text-align="center"/>
      <style:text-properties fo:font-size="24.000000000000000pt" fo:font-weight="bold"/>
    </style:style>
    <style:style style:name="Head_201" style:display-name="Head 1" style:family="paragraph" style:list-style-name="Numbering_20Style_20for_20Head_201" style:next-style-name="Standard">
      <style:paragraph-properties fo:padding-top="0.000000000000000pt" style:default-outline-level="1"/>
      <style:text-properties fo:font-size="20.000000000000000pt" fo:font-weight="bold"/>
    </style:style>
    <style:style style:name="Head_202" style:display-name="Head 2" style:family="paragraph" style:list-style-name="Numbering_20Style_20for_20Head_202" style:next-style-name="Standard">
      <style:paragraph-properties fo:padding-top="0.000000000000000pt" style:default-outline-level="2"/>
      <style:text-properties fo:font-size="16.000000000000000pt" fo:font-weight="bold"/>
    </style:style>
    <style:style style:name="Head_203" style:display-name="Head 3" style:family="paragraph" style:list-style-name="Numbering_20Style_20for_20Head_203" style:next-style-name="Standard">
      <style:paragraph-properties fo:padding-top="0.000000000000000pt" style:default-outline-level="3"/>
      <style:text-properties fo:font-size="12.000000000000000pt" fo:font-weight="bold"/>
    </style:style>
    <style:style style:name="Enumerated_20List" style:display-name="Enumerated List" style:family="paragraph" style:list-style-name="Numbering_20Style_20for_20Enumerated_20List">
      <style:paragraph-properties fo:padding-top="0.000000000000000pt"/>
      <style:text-properties fo:font-size="12.000000000000000pt"/>
    </style:style>
    <style:style style:name="Alphabetical_20List" style:display-name="Alphabetical List" style:family="paragraph" style:list-style-name="Numbering_20Style_20for_20Alphabetical_20List">
      <style:paragraph-properties fo:padding-top="0.000000000000000pt"/>
      <style:text-properties fo:font-size="12.000000000000000pt"/>
    </style:style>
    <style:style style:name="Bullet_20List" style:display-name="Bullet List" style:family="paragraph" style:list-style-name="Numbering_20Style_20for_20Bullet_20List">
      <style:paragraph-properties fo:padding-top="0.000000000000000pt"/>
      <style:text-properties fo:font-size="12.000000000000000pt"/>
    </style:style>
    <text:list-style style:name="Numbering_20Style_20for_20Head_201" style:display-name="Numbering Style for Head 1">
      <text:list-level-style-number text:level="1" style:num-suffix="." text:start-value="1" text:display-levels="1" style:num-format="1">
        <style:list-level-properties fo:text-align="start"/>
      </text:list-level-style-number>
    </text:list-style>
    <text:list-style style:name="Numbering_20Style_20for_20Head_202" style:display-name="Numbering Style for Head 2">
      <text:list-level-style-number text:level="2" style:num-suffix="." text:start-value="1" text:display-levels="2" style:num-format="1">
        <style:list-level-properties fo:text-align="start"/>
      </text:list-level-style-number>
    </text:list-style>
    <text:list-style style:name="Numbering_20Style_20for_20Head_203" style:display-name="Numbering Style for Head 3">
      <text:list-level-style-number text:level="3" style:num-suffix="." text:start-value="1" text:display-levels="3" style:num-format="1">
        <style:list-level-properties fo:text-align="start"/>
      </text:list-level-style-number>
    </text:list-style>
    <text:list-style style:name="Numbering_20Style_20for_20Enumerated_20List" style:display-name="Numbering Style for Enumerated List">
      <text:list-level-style-number text:level="1" style:num-suffix="." text:start-value="1" text:display-levels="1" style:num-format="1">
        <style:list-level-properties fo:text-align="start"/>
      </text:list-level-style-number>
    </text:list-style>
    <text:list-style style:name="Numbering_20Style_20for_20Alphabetical_20List" style:display-name="Numbering Style for Alphabetical List">
      <text:list-level-style-number text:level="1" style:num-suffix=")" text:start-value="1" text:display-levels="1" style:num-format="a">
        <style:list-level-properties fo:text-align="start"/>
      </text:list-level-style-number>
    </text:list-style>
    <text:list-style style:name="Numbering_20Style_20for_20Bullet_20List" style:display-name="Numbering Style for Bullet List">
      <text:list-level-style-bullet text:level="1" text:bullet-char="●">
        <style:list-level-properties fo:text-align="start"/>
      </text:list-level-style-bullet>
    </text:list-style>
  </office:styles>
  <office:automatic-styles>
    <style:page-layout style:name="pm1" style:page-usage="all">
      <style:page-layout-properties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2</meta:generator>
    <dc:title/>
    <meta:initial-creator>Unknown</meta:initial-creator>
    <meta:editing-cycles>1</meta:editing-cycles>
    <dc:date>2010-10-16T18:35:29</dc:date>
    <meta:creation-date>2008-08-22T11:41:04</meta:creation-date>
    <dc:creator>Johannes Simon</dc:creator>
  </office:meta>
</office:document-meta>
</file>

<file path=Object_1/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automatic-styles>
    <style:style style:name="ch1" style:family="chart">
      <style:paragraph-properties draw:fill="none" draw:stroke="none" fo:clip="rect(-45.366264pt, 349.544093pt, 136.098793pt, -174.772046pt)"/>
      <style:text-properties fo:color="#000000" fo:font-family="Lucida Grande" fo:font-size="8.000000000000000pt" fo:font-style="normal" fo:font-weight="normal"/>
    </style:style>
    <style:style style:name="ch2" style:family="chart">
      <style:paragraph-properties chart:display-label="true"/>
    </style:style>
    <style:style style:name="gr1" style:family="chart">
      <style:graphic-properties draw:fill="solid" draw:fill-color="#ffffff" draw:stroke="solid" draw:stroke-linejoin="miter" fo:margin="1pt" style:horizontal-pos="from-left" style:horizontal-rel="page" style:vertical-pos="from-top" style:vertical-rel="page" style:wrap="biggest" svg:stroke-color="#000000" svg:stroke-opacity="1" svg:stroke-width="0.000000000000000pt"/>
    </style:style>
    <style:style style:name="ch3" style:family="chart">
      <style:graphic-properties draw:stroke="solid" draw:stroke-linejoin="bevel" svg:stroke-color="#a0a0a0" svg:stroke-opacity="1" svg:stroke-width="0.000000000000000pt"/>
    </style:style>
    <style:style style:name="ch4" style:family="chart">
      <style:graphic-properties draw:fill="solid" draw:fill-color="#004586" draw:stroke="solid" draw:stroke-linejoin="bevel" svg:stroke-color="#000000" svg:stroke-opacity="1" svg:stroke-width="0.000000000000000pt"/>
      <style:chart-properties chart:data-label-text="false" chart:family=""/>
    </style:style>
    <style:style style:name="ch5" style:family="chart">
      <style:graphic-properties draw:fill="solid" draw:fill-color="#ff420e" draw:stroke="solid" draw:stroke-linejoin="bevel" svg:stroke-color="#000000" svg:stroke-opacity="1" svg:stroke-width="0.000000000000000pt"/>
      <style:chart-properties chart:data-label-text="false" chart:family=""/>
    </style:style>
    <style:style style:name="ch6" style:family="chart">
      <style:graphic-properties draw:fill="solid" draw:fill-color="#ffd320" draw:stroke="solid" draw:stroke-linejoin="bevel" svg:stroke-color="#000000" svg:stroke-opacity="1" svg:stroke-width="0.000000000000000pt"/>
      <style:chart-properties chart:data-label-text="false" chart:family=""/>
    </style:style>
    <style:style style:name="ch7" style:family="chart">
      <style:graphic-properties draw:fill="solid" draw:fill-color="#579d1c" draw:stroke="solid" draw:stroke-linejoin="bevel" svg:stroke-color="#000000" svg:stroke-opacity="1" svg:stroke-width="0.000000000000000pt"/>
      <style:chart-properties chart:data-label-text="false" chart:family=""/>
    </style:style>
    <style:style style:name="ch8" style:family="chart">
      <style:graphic-properties draw:fill="none" draw:stroke="none"/>
    </style:style>
    <style:style style:name="gr2" style:family="chart">
      <style:chart-properties chart:series-source="columns" draw:fill="none" draw:stroke="none" fo:clip="rect(  0.000000pt,  74.000000pt,  11.000000pt, -11.000000pt)"/>
    </style:style>
  </office:automatic-styles>
  <office:body>
    <office:chart>
      <chart:chart svg:width="226.77204640000pt" svg:height="141.73252900000pt" svg:x="57.0048pt" svg:y="42.0095pt" chart:style-name="gr1" chart:class="chart:bar">
        <chart:legend draw:id="shape1" svg:x="174.77204640000pt" svg:y="45.36626450000pt" chart:legend-position="end" chart:style-name="ch1" office:legend-expansion="high"/>
        <chart:plot-area chart:style-name="gr2" svg:width="163.77204640000pt" svg:height="130.73252900000pt" svg:x="11.00000000000pt" svg:y="0.00000000000pt" table:cell-range-address="$'internal-model'.$A$1:$E$4" chart:data-source-has-labels="both">
          <chart:axis chart:style-name="ch2" chart:dimension="x" chart:name="primary-x">
            <chart:title svg:x="99.49539820000pt" svg:y="130.73252900000pt" svg:width="27.78125000000pt" svg:height="11.00000000000pt">
              <text:p>Month</text:p>
            </chart:title>
          </chart:axis>
          <chart:axis chart:style-name="ch2" chart:dimension="y" chart:name="primary-y">
            <chart:title svg:x="-20.21093750000pt" svg:y="65.36626450000pt" svg:width="51.42187500000pt" svg:height="11.00000000000pt">
              <text:p>Growth in %</text:p>
            </chart:title>
            <chart:grid chart:class="major" chart:style-name="ch3"/>
          </chart:axis>
          <chart:series chart:style-name="ch4" chart:values-cell-range-address="$'internal-model'.$B$2:$B$4" chart:label-cell-address="$'internal-model'.$B$1"/>
          <chart:series chart:style-name="ch5" chart:values-cell-range-address="$'internal-model'.$C$2:$C$4" chart:label-cell-address="$'internal-model'.$C$1"/>
          <chart:series chart:style-name="ch6" chart:values-cell-range-address="$'internal-model'.$D$2:$D$4" chart:label-cell-address="$'internal-model'.$D$1"/>
          <chart:series chart:style-name="ch7" chart:values-cell-range-address="$'internal-model'.$E$2:$E$4" chart:label-cell-address="$'internal-model'.$E$1"/>
          <chart:wall chart:style-name="ch8"/>
        </chart:plot-area>
        <table:table table:name="internal-model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  <table:table-cell office:value-type="string">
                <text:p>Column 4</text:p>
              </table:table-cell>
            </table:table-row>
          </table:table-header-rows>
          <table:table-rows>
            <table:table-row>
              <table:table-cell office:value-type="string">
                <text:p>January</text:p>
              </table:table-cell>
              <table:table-cell office:value-type="float" office:value="5.7">
                <text:p>5.7</text:p>
              </table:table-cell>
              <table:table-cell office:value-type="float" office:value="3.4">
                <text:p>3.4</text:p>
              </table:table-cell>
              <table:table-cell office:value-type="float" office:value="1.2">
                <text:p>1.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July</text:p>
              </table:table-cell>
              <table:table-cell office:value-type="float" office:value="2.1">
                <text:p>2.1</text:p>
              </table:table-cell>
              <table:table-cell office:value-type="float" office:value="6.5">
                <text:p>6.5</text:p>
              </table:table-cell>
              <table:table-cell office:value-type="float" office:value="0.9">
                <text:p>0.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December</text:p>
              </table:table-cell>
              <table:table-cell office:value-type="float" office:value="7.9">
                <text:p>7.9</text:p>
              </table:table-cell>
              <table:table-cell office:value-type="float" office:value="3.5">
                <text:p>3.5</text:p>
              </table:table-cell>
              <table:table-cell office:value-type="float" office:value="8.6">
                <text:p>8.6</text:p>
              </table:table-cell>
              <table:table-cell office:value-type="float" office:value="4.3">
                <text:p>4.3</text:p>
              </table:table-cell>
            </table:table-row>
          </table:table-rows>
        </table:table>
      </chart:chart>
    </office:chart>
  </office:body>
</office:document-content>
</file>

<file path=Object_1/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c="http://purl.org/dc/elements/1.1/" xmlns:xlink="http://www.w3.org/1999/xlink" office:version="1.2">
  <office:styles/>
  <office:automatic-styles/>
  <office:master-styles/>
</office:document-styles>
</file>